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7T10:49:40.89">
            <text:p>2020/2/7 10:4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7T10:49:41.03">
            <text:p>2020/2/7 10:4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3)">
            <text:p>sn(1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4">
            <text:p>14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2">
            <text:p>2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8">
            <text:p>14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??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mov-file=~,mov-loc=~,block=B,k.~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6">
            <text:p>14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k.~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0">
            <text:p>15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score+</text:p>
          </table:table-cell>
          <table:table-cell table:style-name="ce49" office:value-type="string">
            <text:p>2020-02-05_19-09-2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6T10:47:00">
            <text:p>2020/2/6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1">
            <text:p>15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C.n,patt-??.n,k.~,score+</text:p>
          </table:table-cell>
          <table:table-cell table:style-name="ce49" office:value-type="string">
            <text:p>2020-02-05_19-09-2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7" office:value-type="date" office:date-value="2020-02-06T10:47:00">
            <text:p>2020/2/6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for=play-to-rythm,score~</text:p>
          </table:table-cell>
          <table:table-cell table:style-name="ce49" office:value-type="string">
            <text:p>2020-02-06_19-03-2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7T10:48:52.24">
            <text:p>2020/2/7 10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7">
            <text:p>14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block=A,score+,k.A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9">
            <text:p>14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mov-file=~,cake-id=37173,mov-loc=~,block=B,k.A7+4+5;A6+3+4;A9+3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ch.A,mov-file=~,mov-loc=~,block=B,patt-??.n,k.~,score+,R=1 / N+</text:p>
          </table:table-cell>
          <table:table-cell table:style-name="ce49" office:value-type="string">
            <text:p>2020-02-06_19-03-24_000.jpg</text:p>
          </table:table-cell>
          <table:table-cell table:style-name="ce36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20-02-07T10:48:52.24">
            <text:p>2020/2/7 10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7T10:49:41.44">
            <text:p>2020/2/7 10:4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21.725cm" draw:caption-point-x="-1.353cm" draw:caption-point-y="2.47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3)">
            <text:p>sn(1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7T10:49:41.65">
            <text:p>2020/2/7 10:4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6cm" draw:caption-point-x="-1.353cm" draw:caption-point-y="2.27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7T10:49:41.8">
            <text:p>2020/2/7 10:4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9)">
            <text:p>sn(59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54">
            <text:p>5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score+,block=A,k.C;F</text:p>
          </table:table-cell>
          <table:table-cell table:style-name="ce98" office:value-type="string">
            <text:p>2020-02-03_17-26-04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4T10:43:24">
            <text:p>2020/2/4 10:4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89" office:value-type="float" office:value="55">
            <text:p>5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2019-1224,mov-loc=02:15~,block=B,k.~,score+</text:p>
          </table:table-cell>
          <table:table-cell table:style-name="ce98" office:value-type="string">
            <text:p>2020-02-04_18-10-2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5T11:16:53.99">
            <text:p>2020/2/5 11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6">
            <text:p>56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B,patt-??.n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7">
            <text:p>5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C.n,patt-~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8">
            <text:p>5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B,patt-??.n,k.~,score+</text:p>
          </table:table-cell>
          <table:table-cell table:style-name="ce98" office:value-type="string">
            <text:p>2020-02-06_18-36-4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7T10:36:39.07">
            <text:p>2020/2/7 10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9">
            <text:p>5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D,patt-??.n,k.~,score+</text:p>
          </table:table-cell>
          <table:table-cell table:style-name="ce98" office:value-type="string">
            <text:p>2020-02-06_18-36-4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20-02-07T10:36:39.07">
            <text:p>2020/2/7 10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7T10:49:39.47">
            <text:p>2020/2/7 10:4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15cm" draw:caption-point-x="-1.353cm" draw:caption-point-y="2.47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3)">
            <text:p>sn(1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7T10:49:42.19">
            <text:p>2020/2/7 10:4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6cm" draw:caption-point-x="-1.353cm" draw:caption-point-y="2.273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2020/02/07</text:date>, <text:time>10:4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7T10:49:40.46</dc:date>
    <dc:creator>iwabuchi ken</dc:creator>
    <meta:editing-duration>P6DT21H12M52S</meta:editing-duration>
    <meta:editing-cycles>639</meta:editing-cycles>
    <meta:generator>OpenOffice/4.1.3$Win32 OpenOffice.org_project/413m1$Build-9783</meta:generator>
    <meta:document-statistic meta:table-count="7" meta:cell-count="3967" meta:object-count="0"/>
    <meta:user-defined meta:name="sheets-banding"/>
    <meta:user-defined meta:name="sheets-original-selection"/>
  </office:meta>
</office:document-meta>
</file>